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fo:color="#1049bc" style:font-name="Helvetica" fo:font-size="12pt" style:font-name-asian="Helvetica" style:font-size-asian="12pt" style:font-name-complex="Helvetica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ntmartin :</text:p>
      <text:p text:style-name="Standard">Causeries littéraires, Michel Lévy, 1854.</text:p>
      <text:p text:style-name="Standard">Nouvelles Causeries littéraires, Michel Lévy, 1855</text:p>
      <text:p text:style-name="Standard">Dernières Causeries littéraires, Michel Lévy, 1856</text:p>
      <text:p text:style-name="Standard">Causeries du samedi, Michel Lévy, 1857</text:p>
      <text:p text:style-name="Standard">Nouvelles Causeries du samedi, Michel Lévy, 1859</text:p>
      <text:p text:style-name="Standard">Dernières Causeries du samedi, Michel Lévy, 1860</text:p>
      <text:p text:style-name="Standard">Les Semaines littéraires, Michel Lévy, 1861</text:p>
      <text:p text:style-name="Standard">Nouvelles Semaines littéraires, Michel Lévy, 1863</text:p>
      <text:p text:style-name="Standard">Nouveaux Samedis, 20 vol., Michel Lévy, 1865-1881</text:p>
      <text:p text:style-name="Standard">Derniers Samedis, 3 vol., Calmann-Lévy, posth. 1891-18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6T15:47:51</meta:creation-date>
    <dc:date>2013-03-06T15:48:30</dc:date>
    <meta:editing-duration>PT39S</meta:editing-duration>
    <meta:editing-cycles>2</meta:editing-cycles>
    <meta:generator>OpenOffice.org/3.4.1$Unix OpenOffice.org_project/341m1$Build-9593</meta:generator>
    <meta:document-statistic meta:table-count="0" meta:image-count="0" meta:object-count="0" meta:page-count="1" meta:paragraph-count="11" meta:word-count="65" meta:character-count="484"/>
  </office:meta>
</office:document-meta>
</file>